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221cm" svg:height="6.874cm" svg:x="23.578cm" svg:y="3.56cm">
            <draw:object draw:notify-on-update-of-ranges="Sheet1.J3:Sheet1.J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/b</text:p>
          </table:table-cell>
          <table:table-cell table:style-name="ce1" office:value-type="string" calcext:value-type="string">
            <text:p>R_1</text:p>
          </table:table-cell>
          <table:table-cell table:style-name="ce1" office:value-type="string" calcext:value-type="string">
            <text:p>R_2</text:p>
          </table:table-cell>
          <table:table-cell table:style-name="ce1" office:value-type="string" calcext:value-type="string">
            <text:p>alpha_1</text:p>
          </table:table-cell>
          <table:table-cell table:style-name="ce1" office:value-type="string" calcext:value-type="string">
            <text:p>alpha_2</text:p>
          </table:table-cell>
          <table:table-cell table:style-name="ce1" office:value-type="string" calcext:value-type="string">
            <text:p>R_X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ensibilitatea</text:p>
          </table:table-cell>
        </table:table-row>
        <table:table-row table:style-name="ro1">
          <table:table-cell table:number-columns-repeated="5" table:style-name="ce3" office:value-type="string" calcext:value-type="string">
            <text:p>Ω</text:p>
          </table:table-cell>
          <table:table-cell table:number-columns-repeated="2" table:style-name="ce1" office:value-type="string" calcext:value-type="string">
            <text:p>mV</text:p>
          </table:table-cell>
          <table:table-cell table:style-name="ce3" office:value-type="string" calcext:value-type="string">
            <text:p>Ω</text:p>
          </table:table-cell>
          <table:table-cell table:style-name="ce1" office:value-type="string" calcext:value-type="string">
            <text:p>%</text:p>
          </table:table-cell>
          <table:table-cell table:style-name="ce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99000" calcext:value-type="float">
            <text:p>9900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00000" calcext:value-type="float">
            <text:p>100000</text:p>
          </table:table-cell>
          <table:table-cell table:formula="of:=ABS([.H3]-[.A3])/[.A3] * 100/100" office:value-type="float" office:value="0" calcext:value-type="float">
            <text:p>0</text:p>
          </table:table-cell>
          <table:table-cell table:formula="of:=(ABS([.F3]-[.G3]))/([.D3]-[.E3]) * 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51000" calcext:value-type="float">
            <text:p>51000</text:p>
          </table:table-cell>
          <table:table-cell office:value-type="float" office:value="49000" calcext:value-type="float">
            <text:p>4900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50000" calcext:value-type="float">
            <text:p>50000</text:p>
          </table:table-cell>
          <table:table-cell table:formula="of:=ABS([.H4]-[.A4])/[.A4] * 100/100" office:value-type="float" office:value="0" calcext:value-type="float">
            <text:p>0</text:p>
          </table:table-cell>
          <table:table-cell table:formula="of:=(ABS([.F4]-[.G4]))/([.D4]-[.E4]) * [.H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000" calcext:value-type="float">
            <text:p>11000</text:p>
          </table:table-cell>
          <table:table-cell office:value-type="float" office:value="9000" calcext:value-type="float">
            <text:p>900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formula="of:=ABS([.H5]-[.A5])/[.A5] * 100/100" office:value-type="float" office:value="0" calcext:value-type="float">
            <text:p>0</text:p>
          </table:table-cell>
          <table:table-cell table:formula="of:=(ABS([.F5]-[.G5]))/([.D5]-[.E5]) * [.H5]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4900" calcext:value-type="float">
            <text:p>4900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00" calcext:value-type="float">
            <text:p>4900</text:p>
          </table:table-cell>
          <table:table-cell table:formula="of:=ABS([.H6]-[.A6])/[.A6] * 100/100" office:value-type="float" office:value="0" calcext:value-type="float">
            <text:p>0</text:p>
          </table:table-cell>
          <table:table-cell table:formula="of:=(ABS([.F6]-[.G6]))/([.D6]-[.E6]) * [.H6]" office:value-type="float" office:value="24.5" calcext:value-type="float">
            <text:p>24,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ABS([.H7]-[.A7])/[.A7] * 100/100" office:value-type="float" office:value="0" calcext:value-type="float">
            <text:p>0</text:p>
          </table:table-cell>
          <table:table-cell table:formula="of:=(ABS([.F7]-[.G7]))/([.D7]-[.E7]) * [.H7]" office:value-type="float" office:value="13.3333333333333" calcext:value-type="float">
            <text:p>13,3333333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,1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table:formula="of:=ABS([.H8]-[.A8])/[.A8] * 100/100" office:value-type="float" office:value="0.2" calcext:value-type="float">
            <text:p>0,2</text:p>
          </table:table-cell>
          <table:table-cell table:formula="of:=(ABS([.F8]-[.G8]))/([.D8]-[.E8]) * [.H8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ABS([.H9]-[.A9])/[.A9] * 100/100" office:value-type="float" office:value="0" calcext:value-type="float">
            <text:p>0</text:p>
          </table:table-cell>
          <table:table-cell table:formula="of:=(ABS([.F9]-[.G9]))/([.D9]-[.E9]) * [.H9]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00" calcext:value-type="float">
            <text:p>4900</text:p>
          </table:table-cell>
          <table:table-cell office:value-type="float" office:value="0.01" calcext:value-type="float">
            <text:p>0,0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ABS([.H10]-[.A10])/[.A10] * 100/100" office:value-type="float" office:value="0" calcext:value-type="float">
            <text:p>0</text:p>
          </table:table-cell>
          <table:table-cell table:formula="of:=(ABS([.F10]-[.G10]))/([.D10]-[.E10]) * [.H1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,0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ABS([.H11]-[.A11])/[.A11] * 100/100" office:value-type="float" office:value="0" calcext:value-type="float">
            <text:p>0</text:p>
          </table:table-cell>
          <table:table-cell table:formula="of:=(ABS([.F11]-[.G11]))/([.D11]-[.E11]) * [.H11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00" calcext:value-type="float">
            <text:p>4900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.H12]-[.A12])/[.A12] * 100/100" office:value-type="float" office:value="0" calcext:value-type="float">
            <text:p>0</text:p>
          </table:table-cell>
          <table:table-cell table:formula="of:=(ABS([.F12]-[.G12]))/([.D12]-[.E12]) * [.H1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table:style-name="ce2"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.7" calcext:value-type="float">
            <text:p>1,7</text:p>
          </table:table-cell>
          <table:table-cell table:formula="of:=ABS([.H13]-[.A13])/[.A13] * 100/100" office:value-type="float" office:value="0.7" calcext:value-type="float">
            <text:p>0,7</text:p>
          </table:table-cell>
          <table:table-cell table:formula="of:=(ABS([.F13]-[.G13]))/([.D13]-[.E13]) * [.H13]" office:value-type="float" office:value="42.5" calcext:value-type="float">
            <text:p>42,5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Concluzie: Aparat defec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.00.0000</text:date>, <text:time style:data-style-name="N2" text:time-value="12:25:58.465336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2:32:45.803547443</meta:creation-date>
    <dc:date>2024-11-19T12:53:56.167730384</dc:date>
    <meta:editing-duration>PT44M28S</meta:editing-duration>
    <meta:editing-cycles>28</meta:editing-cycles>
    <meta:generator>LibreOffice/24.8.2.1$Linux_X86_64 LibreOffice_project/480$Build-1</meta:generator>
    <meta:document-statistic meta:table-count="1" meta:cell-count="131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2.222cm" svg:height="6.875cm" xlink:href=".." xlink:type="simple" chart:class="chart:line" chart:style-name="ch1">
        <chart:legend chart:legend-position="end" svg:x="9.081cm" svg:y="3.138cm" style:legend-expansion="high" chart:style-name="ch2"/>
        <chart:plot-area chart:style-name="ch3" table:cell-range-address="Sheet1.J3:Sheet1.J13" chart:data-source-has-labels="row" svg:x="1.255cm" svg:y="0.137cm" svg:width="7.582cm" svg:height="5.62cm">
          <chart:coordinate-region svg:x="2.271cm" svg:y="0.336cm" svg:width="6.373cm" svg:height="4.774cm"/>
          <chart:axis chart:dimension="x" chart:name="primary-x" chart:style-name="ch4">
            <chart:title svg:x="4.442cm" svg:y="5.894cm" chart:style-name="ch5">
              <text:p><text:span text:style-name="T1">Valoare</text:span></text:p>
            </chart:title>
          </chart:axis>
          <chart:axis chart:dimension="y" chart:name="primary-y" chart:style-name="ch4">
            <chart:title svg:x="0.451cm" svg:y="3.207cm" chart:style-name="ch6">
              <text:p><text:span text:style-name="T1">idk</text:span></text:p>
            </chart:title>
            <chart:grid chart:style-name="ch7" chart:class="major"/>
          </chart:axis>
          <chart:series chart:style-name="ch8" chart:values-cell-range-address="Sheet1.J3:Sheet1.J13" loext:label-string="sensibilitate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bilit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3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